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059in" table:align="right"/>
    </style:style>
    <style:style style:name="Table1.A" style:family="table-column">
      <style:table-column-properties style:column-width="1.6278in"/>
    </style:style>
    <style:style style:name="Table1.B" style:family="table-column">
      <style:table-column-properties style:column-width="1.6861in"/>
    </style:style>
    <style:style style:name="Table1.E" style:family="table-column">
      <style:table-column-properties style:column-width="3.3729in"/>
    </style:style>
    <style:style style:name="Table1.A1" style:family="table-cell">
      <style:table-cell-properties fo:padding="0.0201in" fo:border-left="0.05pt solid #000000" fo:border-right="none" fo:border-top="0.05pt solid #000000" fo:border-bottom="none" style:writing-mode="page"/>
    </style:style>
    <style:style style:name="Table1.B1" style:family="table-cell">
      <style:table-cell-properties fo:padding="0.0201in" fo:border-left="none" fo:border-right="none" fo:border-top="0.05pt solid #000000" fo:border-bottom="none" style:writing-mode="page"/>
    </style:style>
    <style:style style:name="Table1.E1" style:family="table-cell">
      <style:table-cell-properties fo:padding="0.0201in" fo:border-left="none" fo:border-right="0.05pt solid #000000" fo:border-top="0.05pt solid #000000" fo:border-bottom="none" style:writing-mode="page"/>
    </style:style>
    <style:style style:name="Table1.A2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E2" style:family="table-cell">
      <style:table-cell-properties fo:padding="0.0201in" fo:border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11" style:family="table-row">
      <style:table-row-properties style:min-row-height="0.0944in"/>
    </style:style>
    <style:style style:name="Table1.13" style:family="table-row">
      <style:table-row-properties style:min-row-height="0.2306in"/>
    </style:style>
    <style:style style:name="Table2" style:family="table">
      <style:table-properties style:width="10.059in" table:align="right"/>
    </style:style>
    <style:style style:name="Table2.A" style:family="table-column">
      <style:table-column-properties style:column-width="1.6278in"/>
    </style:style>
    <style:style style:name="Table2.B" style:family="table-column">
      <style:table-column-properties style:column-width="1.6861in"/>
    </style:style>
    <style:style style:name="Table2.E" style:family="table-column">
      <style:table-column-properties style:column-width="3.3729in"/>
    </style:style>
    <style:style style:name="Table2.A1" style:family="table-cell">
      <style:table-cell-properties fo:padding="0.0201in" fo:border-left="0.05pt solid #000000" fo:border-right="none" fo:border-top="0.05pt solid #000000" fo:border-bottom="none" style:writing-mode="page"/>
    </style:style>
    <style:style style:name="Table2.B1" style:family="table-cell">
      <style:table-cell-properties fo:padding="0.0201in" fo:border-left="none" fo:border-right="none" fo:border-top="0.05pt solid #000000" fo:border-bottom="none" style:writing-mode="page"/>
    </style:style>
    <style:style style:name="Table2.E1" style:family="table-cell">
      <style:table-cell-properties fo:padding="0.0201in" fo:border-left="none" fo:border-right="0.05pt solid #000000" fo:border-top="0.05pt solid #000000" fo:border-bottom="none" style:writing-mode="page"/>
    </style:style>
    <style:style style:name="Table2.A2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E2" style:family="table-cell">
      <style:table-cell-properties fo:padding="0.0201in" fo:border="0.05pt solid #000000" style:writing-mode="page"/>
    </style:style>
    <style:style style:name="Table2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E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10.059in" table:align="right"/>
    </style:style>
    <style:style style:name="Table3.A" style:family="table-column">
      <style:table-column-properties style:column-width="1.8944in"/>
    </style:style>
    <style:style style:name="Table3.B" style:family="table-column">
      <style:table-column-properties style:column-width="1.4194in"/>
    </style:style>
    <style:style style:name="Table3.C" style:family="table-column">
      <style:table-column-properties style:column-width="1.6861in"/>
    </style:style>
    <style:style style:name="Table3.E" style:family="table-column">
      <style:table-column-properties style:column-width="3.3729in"/>
    </style:style>
    <style:style style:name="Table3.A1" style:family="table-cell">
      <style:table-cell-properties fo:padding="0.0201in" fo:border-left="0.05pt solid #000000" fo:border-right="none" fo:border-top="0.05pt solid #000000" fo:border-bottom="none" style:writing-mode="page"/>
    </style:style>
    <style:style style:name="Table3.B1" style:family="table-cell">
      <style:table-cell-properties fo:padding="0.0201in" fo:border-left="none" fo:border-right="none" fo:border-top="0.05pt solid #000000" fo:border-bottom="none" style:writing-mode="page"/>
    </style:style>
    <style:style style:name="Table3.E1" style:family="table-cell">
      <style:table-cell-properties fo:padding="0.0201in" fo:border-left="none" fo:border-right="0.05pt solid #000000" fo:border-top="0.05pt solid #000000" fo:border-bottom="none" style:writing-mode="page"/>
    </style:style>
    <style:style style:name="Table3.A2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3.E2" style:family="table-cell">
      <style:table-cell-properties fo:padding="0.0201in" fo:border="0.05pt solid #000000" style:writing-mode="page"/>
    </style:style>
    <style:style style:name="Table3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" style:family="table">
      <style:table-properties style:width="10.059in" table:align="right"/>
    </style:style>
    <style:style style:name="Table4.A" style:family="table-column">
      <style:table-column-properties style:column-width="1.6278in"/>
    </style:style>
    <style:style style:name="Table4.B" style:family="table-column">
      <style:table-column-properties style:column-width="1.6861in"/>
    </style:style>
    <style:style style:name="Table4.E" style:family="table-column">
      <style:table-column-properties style:column-width="3.3729in"/>
    </style:style>
    <style:style style:name="Table4.A1" style:family="table-cell">
      <style:table-cell-properties fo:padding="0.0201in" fo:border-left="0.05pt solid #000000" fo:border-right="none" fo:border-top="0.05pt solid #000000" fo:border-bottom="none" style:writing-mode="page"/>
    </style:style>
    <style:style style:name="Table4.B1" style:family="table-cell">
      <style:table-cell-properties fo:padding="0.0201in" fo:border-left="none" fo:border-right="none" fo:border-top="0.05pt solid #000000" fo:border-bottom="none" style:writing-mode="page"/>
    </style:style>
    <style:style style:name="Table4.E1" style:family="table-cell">
      <style:table-cell-properties fo:padding="0.0201in" fo:border-left="none" fo:border-right="0.05pt solid #000000" fo:border-top="0.05pt solid #000000" fo:border-bottom="none" style:writing-mode="page"/>
    </style:style>
    <style:style style:name="Table4.A2" style:family="table-cell">
      <style:table-cell-properties fo:padding="0.0201in" fo:border-left="0.05pt solid #000000" fo:border-right="none" fo:border-top="none" fo:border-bottom="none" style:writing-mode="page"/>
    </style:style>
    <style:style style:name="Table4.B2" style:family="table-cell">
      <style:table-cell-properties fo:padding="0.0201in" fo:border="none" style:writing-mode="page"/>
    </style:style>
    <style:style style:name="Table4.E2" style:family="table-cell">
      <style:table-cell-properties fo:padding="0.0201in" fo:border-left="none" fo:border-right="0.05pt solid #000000" fo:border-top="none" fo:border-bottom="none" style:writing-mode="page"/>
    </style:style>
    <style:style style:name="P1" style:family="paragraph" style:parent-style-name="Standard">
      <style:text-properties fo:font-weight="bold" officeooo:rsid="001ef16f" officeooo:paragraph-rsid="001ef16f" style:font-weight-asian="bold" style:font-weight-complex="bold"/>
    </style:style>
    <style:style style:name="P2" style:family="paragraph" style:parent-style-name="Table_20_Contents">
      <style:text-properties fo:font-weight="bold" officeooo:rsid="001ef16f" officeooo:paragraph-rsid="001ef16f" style:font-weight-asian="bold" style:font-weight-complex="bold"/>
    </style:style>
    <style:style style:name="P3" style:family="paragraph" style:parent-style-name="Standard">
      <style:text-properties fo:font-weight="bold" officeooo:rsid="001ef16f" officeooo:paragraph-rsid="0024bcd5" style:font-weight-asian="bold" style:font-weight-complex="bold"/>
    </style:style>
    <style:style style:name="P4" style:family="paragraph" style:parent-style-name="Table_20_Contents">
      <style:text-properties fo:font-weight="bold" officeooo:rsid="001ef16f" officeooo:paragraph-rsid="0024bcd5" style:font-weight-asian="bold" style:font-weight-complex="bold"/>
    </style:style>
    <style:style style:name="P5" style:family="paragraph" style:parent-style-name="Table_20_Contents">
      <style:text-properties fo:font-weight="bold" officeooo:rsid="001ef16f" officeooo:paragraph-rsid="00255fde" style:font-weight-asian="bold" style:font-weight-complex="bold"/>
    </style:style>
    <style:style style:name="P6" style:family="paragraph" style:parent-style-name="Table_20_Contents">
      <style:text-properties fo:font-weight="bold" officeooo:rsid="001ef16f" officeooo:paragraph-rsid="00267afb" style:font-weight-asian="bold" style:font-weight-complex="bold"/>
    </style:style>
    <style:style style:name="P7" style:family="paragraph" style:parent-style-name="Standard">
      <style:text-properties fo:font-weight="bold" officeooo:rsid="0024bcd5" officeooo:paragraph-rsid="0024bcd5" style:font-weight-asian="bold" style:font-weight-complex="bold"/>
    </style:style>
    <style:style style:name="P8" style:family="paragraph" style:parent-style-name="Standard">
      <style:text-properties fo:font-weight="bold" officeooo:rsid="0024bcd5" officeooo:paragraph-rsid="00255fde" style:font-weight-asian="bold" style:font-weight-complex="bold"/>
    </style:style>
    <style:style style:name="P9" style:family="paragraph" style:parent-style-name="Standard">
      <style:text-properties fo:font-weight="bold" officeooo:rsid="00267afb" officeooo:paragraph-rsid="00267afb" style:font-weight-asian="bold" style:font-weight-complex="bold"/>
    </style:style>
    <style:style style:name="P10" style:family="paragraph" style:parent-style-name="Table_20_Contents">
      <style:text-properties fo:font-weight="bold" officeooo:rsid="00205eca" officeooo:paragraph-rsid="00205eca" style:font-weight-asian="bold" style:font-weight-complex="bold"/>
    </style:style>
    <style:style style:name="P11" style:family="paragraph" style:parent-style-name="Table_20_Contents">
      <style:text-properties fo:font-weight="bold" officeooo:rsid="00205eca" officeooo:paragraph-rsid="0024bcd5" style:font-weight-asian="bold" style:font-weight-complex="bold"/>
    </style:style>
    <style:style style:name="P12" style:family="paragraph" style:parent-style-name="Table_20_Contents">
      <style:text-properties fo:font-weight="bold" officeooo:rsid="00205eca" officeooo:paragraph-rsid="00255fde" style:font-weight-asian="bold" style:font-weight-complex="bold"/>
    </style:style>
    <style:style style:name="P13" style:family="paragraph" style:parent-style-name="Table_20_Contents">
      <style:text-properties fo:font-weight="bold" officeooo:rsid="00205eca" officeooo:paragraph-rsid="00267afb" style:font-weight-asian="bold" style:font-weight-complex="bold"/>
    </style:style>
    <style:style style:name="P14" style:family="paragraph" style:parent-style-name="Table_20_Contents">
      <style:text-properties fo:font-weight="bold" officeooo:rsid="00200181" officeooo:paragraph-rsid="00200181" style:font-weight-asian="bold" style:font-weight-complex="bold"/>
    </style:style>
    <style:style style:name="P15" style:family="paragraph" style:parent-style-name="Table_20_Contents">
      <style:text-properties fo:font-weight="bold" officeooo:rsid="0021d12d" officeooo:paragraph-rsid="0021d12d" style:font-weight-asian="bold" style:font-weight-complex="bold"/>
    </style:style>
    <style:style style:name="P16" style:family="paragraph" style:parent-style-name="Table_20_Contents">
      <style:text-properties officeooo:rsid="001ef16f" officeooo:paragraph-rsid="001ef16f"/>
    </style:style>
    <style:style style:name="P17" style:family="paragraph" style:parent-style-name="Table_20_Contents">
      <style:paragraph-properties fo:text-align="center" style:justify-single-word="false"/>
      <style:text-properties officeooo:rsid="001ef16f" officeooo:paragraph-rsid="001ef16f"/>
    </style:style>
    <style:style style:name="P18" style:family="paragraph" style:parent-style-name="Table_20_Contents">
      <style:paragraph-properties fo:text-align="center" style:justify-single-word="false"/>
      <style:text-properties officeooo:rsid="001ef16f" officeooo:paragraph-rsid="0021e242"/>
    </style:style>
    <style:style style:name="P19" style:family="paragraph" style:parent-style-name="Table_20_Contents">
      <style:text-properties officeooo:rsid="00200181" officeooo:paragraph-rsid="00200181"/>
    </style:style>
    <style:style style:name="P20" style:family="paragraph" style:parent-style-name="Table_20_Contents">
      <style:text-properties officeooo:rsid="00205eca" officeooo:paragraph-rsid="00205eca"/>
    </style:style>
    <style:style style:name="P21" style:family="paragraph" style:parent-style-name="Table_20_Contents">
      <style:text-properties officeooo:rsid="00205eca" officeooo:paragraph-rsid="0024bcd5"/>
    </style:style>
    <style:style style:name="P22" style:family="paragraph" style:parent-style-name="Table_20_Contents">
      <style:paragraph-properties fo:text-align="center" style:justify-single-word="false"/>
      <style:text-properties officeooo:rsid="00205eca" officeooo:paragraph-rsid="00267afb"/>
    </style:style>
    <style:style style:name="P23" style:family="paragraph" style:parent-style-name="Table_20_Contents">
      <style:text-properties officeooo:rsid="00205eca" officeooo:paragraph-rsid="00267afb"/>
    </style:style>
    <style:style style:name="P24" style:family="paragraph" style:parent-style-name="Table_20_Contents">
      <style:text-properties officeooo:rsid="0021d12d" officeooo:paragraph-rsid="0021d12d"/>
    </style:style>
    <style:style style:name="P25" style:family="paragraph" style:parent-style-name="Table_20_Contents">
      <style:text-properties officeooo:rsid="0021d12d" officeooo:paragraph-rsid="0021e242"/>
    </style:style>
    <style:style style:name="P26" style:family="paragraph" style:parent-style-name="Table_20_Contents">
      <style:text-properties officeooo:rsid="0021e242" officeooo:paragraph-rsid="0021e242"/>
    </style:style>
    <style:style style:name="P27" style:family="paragraph" style:parent-style-name="Table_20_Contents">
      <style:paragraph-properties fo:text-align="center" style:justify-single-word="false"/>
      <style:text-properties officeooo:rsid="0021e242" officeooo:paragraph-rsid="0021e242"/>
    </style:style>
    <style:style style:name="P28" style:family="paragraph" style:parent-style-name="Table_20_Contents">
      <style:paragraph-properties fo:text-align="center" style:justify-single-word="false"/>
      <style:text-properties officeooo:rsid="0021e242" officeooo:paragraph-rsid="0024bcd5"/>
    </style:style>
    <style:style style:name="P29" style:family="paragraph" style:parent-style-name="Table_20_Contents">
      <style:paragraph-properties fo:text-align="center" style:justify-single-word="false"/>
      <style:text-properties officeooo:rsid="0021e242" officeooo:paragraph-rsid="00255fde"/>
    </style:style>
    <style:style style:name="P30" style:family="paragraph" style:parent-style-name="Table_20_Contents">
      <style:text-properties officeooo:rsid="00230ade" officeooo:paragraph-rsid="00230ade"/>
    </style:style>
    <style:style style:name="P31" style:family="paragraph" style:parent-style-name="Table_20_Contents">
      <style:text-properties officeooo:rsid="0024bcd5" officeooo:paragraph-rsid="0024bcd5"/>
    </style:style>
    <style:style style:name="P32" style:family="paragraph" style:parent-style-name="Table_20_Contents">
      <style:paragraph-properties fo:text-align="center" style:justify-single-word="false"/>
      <style:text-properties officeooo:rsid="0024bcd5" officeooo:paragraph-rsid="0024bcd5"/>
    </style:style>
    <style:style style:name="P33" style:family="paragraph" style:parent-style-name="Table_20_Contents">
      <style:text-properties fo:font-style="italic" officeooo:rsid="0024bcd5" officeooo:paragraph-rsid="0024bcd5" style:font-style-asian="italic" style:font-style-complex="italic"/>
    </style:style>
    <style:style style:name="P34" style:family="paragraph" style:parent-style-name="Table_20_Contents">
      <style:text-properties fo:font-style="italic" fo:font-weight="bold" officeooo:rsid="00267afb" officeooo:paragraph-rsid="00267afb" style:font-style-asian="italic" style:font-weight-asian="bold" style:font-style-complex="italic" style:font-weight-complex="bold"/>
    </style:style>
    <style:style style:name="P35" style:family="paragraph" style:parent-style-name="Table_20_Contents">
      <style:text-properties fo:font-style="italic" fo:font-weight="normal" officeooo:rsid="00267afb" officeooo:paragraph-rsid="00267afb" style:font-style-asian="italic" style:font-weight-asian="normal" style:font-style-complex="italic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officeooo:rsid="00255fde" officeooo:paragraph-rsid="00255fde"/>
    </style:style>
    <style:style style:name="P37" style:family="paragraph" style:parent-style-name="Table_20_Contents">
      <style:text-properties officeooo:rsid="00267afb" officeooo:paragraph-rsid="00267afb"/>
    </style:style>
    <style:style style:name="P38" style:family="paragraph" style:parent-style-name="Table_20_Contents">
      <style:text-properties fo:font-weight="normal" officeooo:rsid="00267afb" officeooo:paragraph-rsid="00267afb" style:font-weight-asian="normal" style:font-weight-complex="normal"/>
    </style:style>
    <style:style style:name="P39" style:family="paragraph" style:parent-style-name="Table_20_Contents">
      <style:text-properties fo:font-weight="normal" officeooo:rsid="001ef16f" officeooo:paragraph-rsid="00267afb" style:font-weight-asian="normal" style:font-weight-complex="normal"/>
    </style:style>
    <style:style style:name="P40" style:family="paragraph" style:parent-style-name="Table_20_Contents">
      <style:text-properties fo:font-weight="normal" officeooo:rsid="00205eca" officeooo:paragraph-rsid="00267afb" style:font-weight-asian="normal" style:font-weight-complex="normal"/>
    </style:style>
    <style:style style:name="P41" style:family="paragraph" style:parent-style-name="Table_20_Contents">
      <style:text-properties officeooo:rsid="00267afb" officeooo:paragraph-rsid="00267afb"/>
    </style:style>
    <style:style style:name="T1" style:family="text">
      <style:text-properties officeooo:rsid="00205eca"/>
    </style:style>
    <style:style style:name="T2" style:family="text">
      <style:text-properties officeooo:rsid="0021e242"/>
    </style:style>
    <style:style style:name="T3" style:family="text">
      <style:text-properties officeooo:rsid="00230ade"/>
    </style:style>
    <style:style style:name="T4" style:family="text">
      <style:text-properties officeooo:rsid="00231b2a"/>
    </style:style>
    <style:style style:name="T5" style:family="text">
      <style:text-properties officeooo:rsid="0024bcd5"/>
    </style:style>
    <style:style style:name="T6" style:family="text">
      <style:text-properties officeooo:rsid="00255fd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7af8c" style:font-weight-asian="bold" style:font-weight-complex="bold"/>
    </style:style>
    <style:style style:name="T9" style:family="text">
      <style:text-properties officeooo:rsid="00267af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7af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ixed </text:span>Watchlists: <text:span text:style-name="T6">indices with more than 1,000 stocks, i.e. NASDAQ Composite don’t have a fix watchlist, the watchlist must be truncated to 1,000 components</text:span></text:p>
      <text:p text:style-name="P1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10">Category</text:p>
          </table:table-cell>
          <table:table-cell table:style-name="Table1.B1" office:value-type="string">
            <text:p text:style-name="P10">TV watchlist names</text:p>
          </table:table-cell>
          <table:table-cell table:style-name="Table1.B1" office:value-type="string">
            <text:p text:style-name="P10">Description</text:p>
          </table:table-cell>
          <table:table-cell table:style-name="Table1.B1" office:value-type="string">
            <text:p text:style-name="P2">Update <text:span text:style-name="T1">watchlist</text:span></text:p>
          </table:table-cell>
          <table:table-cell table:style-name="Table1.E1" office:value-type="string">
            <text:p text:style-name="P10">Components</text:p>
          </table:table-cell>
        </table:table-row>
        <table:table-row>
          <table:table-cell table:style-name="Table1.A2" table:number-rows-spanned="6" office:value-type="string">
            <text:p text:style-name="P26"><text:span text:style-name="T7">Assets</text:span> watchlists – see part II</text:p>
          </table:table-cell>
          <table:table-cell table:style-name="Table1.A2" office:value-type="string">
            <text:p text:style-name="P24">io-assets</text:p>
          </table:table-cell>
          <table:table-cell table:style-name="Table1.A2" table:number-rows-spanned="6" office:value-type="string">
            <text:p text:style-name="P20"><text:s/><text:span text:style-name="T4">See part II</text:span></text:p>
          </table:table-cell>
          <table:table-cell table:style-name="Table1.A2" table:number-rows-spanned="6" office:value-type="string">
            <text:p text:style-name="P27"/>
            <text:p text:style-name="P27"/>
            <text:p text:style-name="P27"><text:span text:style-name="T3">3</text:span> years</text:p>
          </table:table-cell>
          <table:table-cell table:style-name="Table1.E2" table:number-rows-spanned="6" office:value-type="string">
            <text:p text:style-name="P20">&lt;<text:span text:style-name="T2">50</text:span></text:p>
          </table:table-cell>
        </table:table-row>
        <table:table-row>
          <table:covered-table-cell table:style-name="Table1.A2"/>
          <table:table-cell table:style-name="Table1.B3" office:value-type="string">
            <text:p text:style-name="P24">io-assets-classes</text:p>
          </table:table-cell>
          <table:covered-table-cell table:style-name="Table1.A2"/>
          <table:covered-table-cell table:style-name="Table1.A2"/>
          <table:covered-table-cell table:style-name="Table1.E2"/>
        </table:table-row>
        <table:table-row>
          <table:covered-table-cell table:style-name="Table1.A2"/>
          <table:table-cell table:style-name="Table1.B3" office:value-type="string">
            <text:p text:style-name="P24">io-assets-DJP</text:p>
          </table:table-cell>
          <table:covered-table-cell table:style-name="Table1.A2"/>
          <table:covered-table-cell table:style-name="Table1.A2"/>
          <table:covered-table-cell table:style-name="Table1.E2"/>
        </table:table-row>
        <table:table-row>
          <table:covered-table-cell table:style-name="Table1.A2"/>
          <table:table-cell table:style-name="Table1.B3" office:value-type="string">
            <text:p text:style-name="P24">io-assests-GOVT</text:p>
          </table:table-cell>
          <table:covered-table-cell table:style-name="Table1.A2"/>
          <table:covered-table-cell table:style-name="Table1.A2"/>
          <table:covered-table-cell table:style-name="Table1.E2"/>
        </table:table-row>
        <table:table-row>
          <table:covered-table-cell table:style-name="Table1.A2"/>
          <table:table-cell table:style-name="Table1.B3" office:value-type="string">
            <text:p text:style-name="P24">io-assets-indices</text:p>
          </table:table-cell>
          <table:covered-table-cell table:style-name="Table1.A2"/>
          <table:covered-table-cell table:style-name="Table1.A2"/>
          <table:covered-table-cell table:style-name="Table1.E2"/>
        </table:table-row>
        <table:table-row>
          <table:covered-table-cell table:style-name="Table1.A2"/>
          <table:table-cell table:style-name="Table1.B3" office:value-type="string">
            <text:p text:style-name="P24">io-assets-SPYsectors</text:p>
          </table:table-cell>
          <table:covered-table-cell table:style-name="Table1.A2"/>
          <table:covered-table-cell table:style-name="Table1.A2"/>
          <table:covered-table-cell table:style-name="Table1.E2"/>
        </table:table-row>
        <table:table-row>
          <table:table-cell table:style-name="Table1.B3" table:number-rows-spanned="4" office:value-type="string">
            <text:p text:style-name="P14">Dow Jones</text:p>
            <text:p text:style-name="P19">watchlists</text:p>
          </table:table-cell>
          <table:table-cell table:style-name="Table1.B3" office:value-type="string">
            <text:p text:style-name="P16">io-DJI</text:p>
          </table:table-cell>
          <table:table-cell table:style-name="Table1.B3" office:value-type="string">
            <text:p text:style-name="P20">DJ Industrial Average</text:p>
          </table:table-cell>
          <table:table-cell table:style-name="Table1.B3" table:number-rows-spanned="4" office:value-type="string">
            <text:p text:style-name="P17"/>
            <text:p text:style-name="P17">Quarterly: 03, 06, 09, 12</text:p>
          </table:table-cell>
          <table:table-cell table:style-name="Table1.E8" office:value-type="string">
            <text:p text:style-name="P20">30</text:p>
          </table:table-cell>
        </table:table-row>
        <table:table-row>
          <table:covered-table-cell table:style-name="Table1.B3"/>
          <table:table-cell table:style-name="Table1.B3" office:value-type="string">
            <text:p text:style-name="P16">io-DJT</text:p>
          </table:table-cell>
          <table:table-cell table:style-name="Table1.B3" office:value-type="string">
            <text:p text:style-name="P20">DJ Transport Average</text:p>
          </table:table-cell>
          <table:covered-table-cell table:style-name="Table1.B3"/>
          <table:table-cell table:style-name="Table1.E8" office:value-type="string">
            <text:p text:style-name="P20">20</text:p>
          </table:table-cell>
        </table:table-row>
        <table:table-row>
          <table:covered-table-cell table:style-name="Table1.B3"/>
          <table:table-cell table:style-name="Table1.B3" office:value-type="string">
            <text:p text:style-name="P16">io-DJU</text:p>
          </table:table-cell>
          <table:table-cell table:style-name="Table1.B3" office:value-type="string">
            <text:p text:style-name="P20">DJ Utility Average</text:p>
          </table:table-cell>
          <table:covered-table-cell table:style-name="Table1.B3"/>
          <table:table-cell table:style-name="Table1.E8" office:value-type="string">
            <text:p text:style-name="P20">15</text:p>
          </table:table-cell>
        </table:table-row>
        <table:table-row table:style-name="Table1.11">
          <table:covered-table-cell table:style-name="Table1.B3"/>
          <table:table-cell table:style-name="Table1.B3" office:value-type="string">
            <text:p text:style-name="P19">io-DJindices</text:p>
          </table:table-cell>
          <table:table-cell table:style-name="Table1.B3" office:value-type="string">
            <text:p text:style-name="P20">DJ Indices</text:p>
          </table:table-cell>
          <table:covered-table-cell table:style-name="Table1.B3"/>
          <table:table-cell table:style-name="Table1.E8" office:value-type="string">
            <text:p text:style-name="P20">19, <text:span text:style-name="T9">vs 130 in stockcharts</text:span></text:p>
          </table:table-cell>
        </table:table-row>
        <table:table-row>
          <table:table-cell table:style-name="Table1.B3" table:number-rows-spanned="2" office:value-type="string">
            <text:p text:style-name="P20"><text:span text:style-name="T7">NASADQ</text:span> </text:p>
            <text:p text:style-name="P20">watchlists </text:p>
          </table:table-cell>
          <table:table-cell table:style-name="Table1.B3" office:value-type="string">
            <text:p text:style-name="P16">io-NASADQ100</text:p>
          </table:table-cell>
          <table:table-cell table:style-name="Table1.B3" office:value-type="string">
            <text:p text:style-name="P20">NASADQ 100</text:p>
          </table:table-cell>
          <table:table-cell table:style-name="Table1.B3" table:number-rows-spanned="2" office:value-type="string">
            <text:p text:style-name="P18">Quarterly: 03, 06, 09, 12</text:p>
          </table:table-cell>
          <table:table-cell table:style-name="Table1.E8" office:value-type="string">
            <text:p text:style-name="P20">100</text:p>
          </table:table-cell>
        </table:table-row>
        <table:table-row table:style-name="Table1.13">
          <table:covered-table-cell table:style-name="Table1.B3"/>
          <table:table-cell table:style-name="Table1.B3" office:value-type="string">
            <text:p text:style-name="P19">io-<text:span text:style-name="T1">NQUSB</text:span>-indices</text:p>
          </table:table-cell>
          <table:table-cell table:style-name="Table1.B3" office:value-type="string">
            <text:p text:style-name="P20">NQUSB Indices</text:p>
          </table:table-cell>
          <table:covered-table-cell table:style-name="Table1.B3"/>
          <table:table-cell table:style-name="Table1.E8" office:value-type="string">
            <text:p text:style-name="P20">348</text:p>
          </table:table-cell>
        </table:table-row>
        <table:table-row>
          <table:table-cell table:style-name="Table1.B3" table:number-rows-spanned="3" office:value-type="string">
            <text:p text:style-name="P10">S&amp;P 500</text:p>
            <text:p text:style-name="P20">watchlists</text:p>
          </table:table-cell>
          <table:table-cell table:style-name="Table1.B3" office:value-type="string">
            <text:p text:style-name="P16">io-RUI1000</text:p>
          </table:table-cell>
          <table:table-cell table:style-name="Table1.B3" office:value-type="string">
            <text:p text:style-name="P20">S&amp;P 500, extended</text:p>
          </table:table-cell>
          <table:table-cell table:style-name="Table1.B3" table:number-rows-spanned="3" office:value-type="string">
            <text:p text:style-name="P18">Quarterly: 03, 06, 09, 12</text:p>
          </table:table-cell>
          <table:table-cell table:style-name="Table1.E8" office:value-type="string">
            <text:p text:style-name="P20">1000</text:p>
          </table:table-cell>
        </table:table-row>
        <table:table-row>
          <table:covered-table-cell table:style-name="Table1.B3"/>
          <table:table-cell table:style-name="Table1.B3" office:value-type="string">
            <text:p text:style-name="P16">io-SP400</text:p>
          </table:table-cell>
          <table:table-cell table:style-name="Table1.B3" office:value-type="string">
            <text:p text:style-name="P16"/>
          </table:table-cell>
          <table:covered-table-cell table:style-name="Table1.B3"/>
          <table:table-cell table:style-name="Table1.E8" office:value-type="string">
            <text:p text:style-name="P20">400</text:p>
          </table:table-cell>
        </table:table-row>
        <table:table-row>
          <table:covered-table-cell table:style-name="Table1.B3"/>
          <table:table-cell table:style-name="Table1.B3" office:value-type="string">
            <text:p text:style-name="P16">io-SP500</text:p>
          </table:table-cell>
          <table:table-cell table:style-name="Table1.B3" office:value-type="string">
            <text:p text:style-name="P20"/>
          </table:table-cell>
          <table:covered-table-cell table:style-name="Table1.B3"/>
          <table:table-cell table:style-name="Table1.E8" office:value-type="string">
            <text:p text:style-name="P20">500</text:p>
          </table:table-cell>
        </table:table-row>
        <table:table-row>
          <table:table-cell table:style-name="Table1.B3" table:number-rows-spanned="2" office:value-type="string">
            <text:p text:style-name="P15">US main indices</text:p>
          </table:table-cell>
          <table:table-cell table:style-name="Table1.B3" office:value-type="string">
            <text:p text:style-name="P25">io-Usindices</text:p>
          </table:table-cell>
          <table:table-cell table:style-name="Table1.B3" table:number-rows-spanned="2" office:value-type="string">
            <text:p text:style-name="P24">Main indices, ETFs, value/growth, large/mid/small cap</text:p>
          </table:table-cell>
          <table:table-cell table:style-name="Table1.B3" table:number-rows-spanned="2" office:value-type="string">
            <text:p text:style-name="P18">Quarterly: 03, 06, 09, 12</text:p>
          </table:table-cell>
          <table:table-cell table:style-name="Table1.E8" office:value-type="string">
            <text:p text:style-name="P24">18</text:p>
          </table:table-cell>
        </table:table-row>
        <table:table-row>
          <table:covered-table-cell table:style-name="Table1.B3"/>
          <table:table-cell table:style-name="Table1.B3" office:value-type="string">
            <text:p text:style-name="P25"><text:span text:style-name="T2">i</text:span>o-r-indices</text:p>
          </table:table-cell>
          <table:covered-table-cell table:style-name="Table1.B3"/>
          <table:covered-table-cell table:style-name="Table1.B3"/>
          <table:table-cell table:style-name="Table1.E8" office:value-type="string">
            <text:p text:style-name="P26">192</text:p>
          </table:table-cell>
        </table:table-row>
        <table:table-row>
          <table:table-cell table:style-name="Table1.B3" table:number-rows-spanned="2" office:value-type="string">
            <text:p text:style-name="P26"><text:span text:style-name="T7">Thematic</text:span> watchlist</text:p>
          </table:table-cell>
          <table:table-cell table:style-name="Table1.B3" office:value-type="string">
            <text:p text:style-name="P24">io-ETFs-countries</text:p>
          </table:table-cell>
          <table:table-cell table:style-name="Table1.B3" office:value-type="string">
            <text:p text:style-name="P26">countries</text:p>
          </table:table-cell>
          <table:table-cell table:style-name="Table1.B3" table:number-rows-spanned="2" office:value-type="string">
            <text:p text:style-name="P30">1 year</text:p>
          </table:table-cell>
          <table:table-cell table:style-name="Table1.E8" office:value-type="string">
            <text:p text:style-name="P26">25</text:p>
          </table:table-cell>
        </table:table-row>
        <table:table-row>
          <table:covered-table-cell table:style-name="Table1.B3"/>
          <table:table-cell table:style-name="Table1.B3" office:value-type="string">
            <text:p text:style-name="P24">io-ETFs-<text:span text:style-name="T2">industries</text:span></text:p>
          </table:table-cell>
          <table:table-cell table:style-name="Table1.B3" office:value-type="string">
            <text:p text:style-name="P26">Thematic industries</text:p>
          </table:table-cell>
          <table:covered-table-cell table:style-name="Table1.B3"/>
          <table:table-cell table:style-name="Table1.E8" office:value-type="string">
            <text:p text:style-name="P30">84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7">Thematic: find strong stocks in indices, ETFs, industries</text:p>
      <text:p text:style-name="P1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>
          <table:table-cell table:style-name="Table2.A1" office:value-type="string">
            <text:p text:style-name="P11">Category</text:p>
          </table:table-cell>
          <table:table-cell table:style-name="Table2.B1" office:value-type="string">
            <text:p text:style-name="P11">TV watchlist names</text:p>
          </table:table-cell>
          <table:table-cell table:style-name="Table2.B1" office:value-type="string">
            <text:p text:style-name="P11">Description</text:p>
          </table:table-cell>
          <table:table-cell table:style-name="Table2.B1" office:value-type="string">
            <text:p text:style-name="P4">Update <text:span text:style-name="T1">watchlist</text:span></text:p>
          </table:table-cell>
          <table:table-cell table:style-name="Table2.E1" office:value-type="string">
            <text:p text:style-name="P11">Components</text:p>
          </table:table-cell>
        </table:table-row>
        <table:table-row>
          <table:table-cell table:style-name="Table2.A2" table:number-rows-spanned="6" office:value-type="string">
            <text:p text:style-name="P31"><text:span text:style-name="T7">Z-category.</text:span>txt</text:p>
            <text:p text:style-name="P33">old watchlists categorized</text:p>
          </table:table-cell>
          <table:table-cell table:style-name="Table2.A2" office:value-type="string">
            <text:p text:style-name="P31">z-assurance</text:p>
          </table:table-cell>
          <table:table-cell table:style-name="Table2.A2" table:number-rows-spanned="6" office:value-type="string">
            <text:p text:style-name="P21"><text:s/><text:span text:style-name="T5">Industry, groups etc</text:span></text:p>
          </table:table-cell>
          <table:table-cell table:style-name="Table2.A2" table:number-rows-spanned="6" office:value-type="string">
            <text:p text:style-name="P28"/>
            <text:p text:style-name="P28"/>
            <text:p text:style-name="P32">As needed</text:p>
          </table:table-cell>
          <table:table-cell table:style-name="Table2.E2" table:number-rows-spanned="6" office:value-type="string">
            <text:p text:style-name="P21"/>
          </table:table-cell>
        </table:table-row>
        <table:table-row>
          <table:covered-table-cell table:style-name="Table2.A2"/>
          <table:table-cell table:style-name="Table2.B3" office:value-type="string">
            <text:p text:style-name="P31">z-defense</text:p>
          </table:table-cell>
          <table:covered-table-cell table:style-name="Table2.A2"/>
          <table:covered-table-cell table:style-name="Table2.A2"/>
          <table:covered-table-cell table:style-name="Table2.E2"/>
        </table:table-row>
        <table:table-row>
          <table:covered-table-cell table:style-name="Table2.A2"/>
          <table:table-cell table:style-name="Table2.B3" office:value-type="string">
            <text:p text:style-name="P31">z-food</text:p>
          </table:table-cell>
          <table:covered-table-cell table:style-name="Table2.A2"/>
          <table:covered-table-cell table:style-name="Table2.A2"/>
          <table:covered-table-cell table:style-name="Table2.E2"/>
        </table:table-row>
        <table:table-row>
          <table:covered-table-cell table:style-name="Table2.A2"/>
          <table:table-cell table:style-name="Table2.B3" office:value-type="string">
            <text:p text:style-name="P31">z-quantum</text:p>
          </table:table-cell>
          <table:covered-table-cell table:style-name="Table2.A2"/>
          <table:covered-table-cell table:style-name="Table2.A2"/>
          <table:covered-table-cell table:style-name="Table2.E2"/>
        </table:table-row>
        <table:table-row>
          <table:covered-table-cell table:style-name="Table2.A2"/>
          <table:table-cell table:style-name="Table2.B3" office:value-type="string">
            <text:p text:style-name="P31">z-restaurants</text:p>
          </table:table-cell>
          <table:covered-table-cell table:style-name="Table2.A2"/>
          <table:covered-table-cell table:style-name="Table2.A2"/>
          <table:covered-table-cell table:style-name="Table2.E2"/>
        </table:table-row>
        <table:table-row>
          <table:covered-table-cell table:style-name="Table2.A2"/>
          <table:table-cell table:style-name="Table2.B3" office:value-type="string">
            <text:p text:style-name="P31">Etc. </text:p>
          </table:table-cell>
          <table:covered-table-cell table:style-name="Table2.A2"/>
          <table:covered-table-cell table:style-name="Table2.A2"/>
          <table:covered-table-cell table:style-name="Table2.E2"/>
        </table:table-row>
        <table:table-row>
          <table:table-cell table:style-name="Table2.B3" office:value-type="string">
            <text:p text:style-name="P31"><text:span text:style-name="T7">Watchlist_2025</text:span>.txt</text:p>
            <text:p text:style-name="P33">old watchlist categorized</text:p>
          </table:table-cell>
          <table:table-cell table:style-name="Table2.B3" office:value-type="string">
            <text:p text:style-name="P31">Watchlist_2025.txt</text:p>
          </table:table-cell>
          <table:table-cell table:style-name="Table2.B3" office:value-type="string">
            <text:p text:style-name="P31">Mixed watchlist</text:p>
          </table:table-cell>
          <table:table-cell table:style-name="Table2.B3" office:value-type="string">
            <text:p text:style-name="P32">As needed</text:p>
          </table:table-cell>
          <table:table-cell table:style-name="Table2.E8" office:value-type="string">
            <text:p text:style-name="P21"/>
          </table:table-cell>
        </table:table-row>
      </table:table>
      <text:p text:style-name="P3"/>
      <text:p text:style-name="P7"><text:span text:style-name="T6">Fundamentals</text:span>: find strong stocks based o fundamentals (earnings, guidance, accumulation/distribution line)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>
          <table:table-cell table:style-name="Table3.A1" office:value-type="string">
            <text:p text:style-name="P12">Category</text:p>
          </table:table-cell>
          <table:table-cell table:style-name="Table3.B1" office:value-type="string">
            <text:p text:style-name="P12">TV watchlist names</text:p>
          </table:table-cell>
          <table:table-cell table:style-name="Table3.B1" office:value-type="string">
            <text:p text:style-name="P12">Description</text:p>
          </table:table-cell>
          <table:table-cell table:style-name="Table3.B1" office:value-type="string">
            <text:p text:style-name="P5">Update <text:span text:style-name="T1">watchlist</text:span></text:p>
          </table:table-cell>
          <table:table-cell table:style-name="Table3.E1" office:value-type="string">
            <text:p text:style-name="P12">Components</text:p>
          </table:table-cell>
        </table:table-row>
        <table:table-row>
          <table:table-cell table:style-name="Table3.A2" office:value-type="string">
            <text:p text:style-name="P35">Strong Earnings CL</text:p>
            <text:p text:style-name="P34">SECL</text:p>
          </table:table-cell>
          <table:table-cell table:style-name="Table3.A2" office:value-type="string">
            <text:p text:style-name="P37">io-eb-<text:span text:style-name="T7">secl</text:span>_XXXX</text:p>
            <text:p text:style-name="P37">(XXX -is date)</text:p>
          </table:table-cell>
          <table:table-cell table:style-name="Table3.A2" table:number-rows-spanned="6" office:value-type="string">
            <text:p text:style-name="P23"><text:s text:c="2"/></text:p>
            <text:p text:style-name="P23"/>
            <text:p text:style-name="P23"/>
            <text:p text:style-name="P37">Part III</text:p>
          </table:table-cell>
          <table:table-cell table:style-name="Table3.A2" table:number-rows-spanned="6" office:value-type="string">
            <text:p text:style-name="P29"/>
            <text:p text:style-name="P36"/>
            <text:p text:style-name="P36"/>
            <text:p text:style-name="P36">Daily, <text:s/><text:span text:style-name="T9">Weekly</text:span></text:p>
          </table:table-cell>
          <table:table-cell table:style-name="Table3.E2" table:number-rows-spanned="6" office:value-type="string">
            <text:p text:style-name="P22"><text:s text:c="2"/></text:p>
            <text:p text:style-name="P22"/>
            <text:p text:style-name="P22"/>
            <text:p text:style-name="P22">&lt;<text:span text:style-name="T6">500</text:span></text:p>
          </table:table-cell>
        </table:table-row>
        <table:table-row>
          <table:table-cell table:style-name="Table3.A3" office:value-type="string">
            <text:p text:style-name="P34"><text:span text:style-name="T10">Strong Future Earnings CL</text:span> SFECL</text:p>
          </table:table-cell>
          <table:table-cell table:style-name="Table3.A3" office:value-type="string">
            <text:p text:style-name="P37">io-eb-<text:span text:style-name="T7">sfecl</text:span>_XXXX</text:p>
          </table:table-cell>
          <table:covered-table-cell table:style-name="Table3.A2"/>
          <table:covered-table-cell table:style-name="Table3.A2"/>
          <table:covered-table-cell table:style-name="Table3.E2"/>
        </table:table-row>
        <table:table-row>
          <table:table-cell table:style-name="Table3.A3" office:value-type="string">
            <text:p text:style-name="P35">Raised Guidance CL</text:p>
            <text:p text:style-name="P34">RGCL</text:p>
          </table:table-cell>
          <table:table-cell table:style-name="Table3.A3" office:value-type="string">
            <text:p text:style-name="P37">io-eb-<text:span text:style-name="T7">rgcl</text:span>_XXXX</text:p>
          </table:table-cell>
          <table:covered-table-cell table:style-name="Table3.A2"/>
          <table:covered-table-cell table:style-name="Table3.A2"/>
          <table:covered-table-cell table:style-name="Table3.E2"/>
        </table:table-row>
        <table:table-row>
          <table:table-cell table:style-name="Table3.A3" office:value-type="string">
            <text:p text:style-name="P35">Leading Stocks</text:p>
            <text:p text:style-name="P34">LSCL</text:p>
          </table:table-cell>
          <table:table-cell table:style-name="Table3.A3" office:value-type="string">
            <text:p text:style-name="P37">io-eb-<text:span text:style-name="T7">lscl</text:span>_XXXX</text:p>
          </table:table-cell>
          <table:covered-table-cell table:style-name="Table3.A2"/>
          <table:covered-table-cell table:style-name="Table3.A2"/>
          <table:covered-table-cell table:style-name="Table3.E2"/>
        </table:table-row>
        <table:table-row>
          <table:table-cell table:style-name="Table3.A3" office:value-type="string">
            <text:p text:style-name="P35">Earnings + strong AD CL</text:p>
            <text:p text:style-name="P34">SADCL</text:p>
          </table:table-cell>
          <table:table-cell table:style-name="Table3.A3" office:value-type="string">
            <text:p text:style-name="P37">Io-eb-<text:span text:style-name="T8">sadl</text:span><text:span text:style-name="T11">_XXXX</text:span></text:p>
          </table:table-cell>
          <table:covered-table-cell table:style-name="Table3.A2"/>
          <table:covered-table-cell table:style-name="Table3.A2"/>
          <table:covered-table-cell table:style-name="Table3.E2"/>
        </table:table-row>
        <table:table-row>
          <table:table-cell table:style-name="Table3.A3" office:value-type="string">
            <text:p text:style-name="P35">Bullish Trifecta CL</text:p>
            <text:p text:style-name="P34">BTCL</text:p>
          </table:table-cell>
          <table:table-cell table:style-name="Table3.A3" office:value-type="string">
            <text:p text:style-name="P37">io-eb-<text:span text:style-name="T7">btcl</text:span>-XXXX</text:p>
          </table:table-cell>
          <table:covered-table-cell table:style-name="Table3.A2"/>
          <table:covered-table-cell table:style-name="Table3.A2"/>
          <table:covered-table-cell table:style-name="Table3.E2"/>
        </table:table-row>
      </table:table>
      <text:p text:style-name="P8"/>
      <text:p text:style-name="P9"><text:soft-page-break/>Others: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>
          <table:table-cell table:style-name="Table4.A1" office:value-type="string">
            <text:p text:style-name="P13">Category</text:p>
          </table:table-cell>
          <table:table-cell table:style-name="Table4.B1" office:value-type="string">
            <text:p text:style-name="P13">TV watchlist names</text:p>
          </table:table-cell>
          <table:table-cell table:style-name="Table4.B1" office:value-type="string">
            <text:p text:style-name="P13">Description</text:p>
          </table:table-cell>
          <table:table-cell table:style-name="Table4.B1" office:value-type="string">
            <text:p text:style-name="P6">Update <text:span text:style-name="T1">watchlist</text:span></text:p>
          </table:table-cell>
          <table:table-cell table:style-name="Table4.E1" office:value-type="string">
            <text:p text:style-name="P13">Components</text:p>
          </table:table-cell>
        </table:table-row>
        <table:table-row>
          <table:table-cell table:style-name="Table4.A2" office:value-type="string">
            <text:p text:style-name="P35">Seasonality CL</text:p>
            <text:p text:style-name="P34">SCL</text:p>
          </table:table-cell>
          <table:table-cell table:style-name="Table4.B2" office:value-type="string">
            <text:p text:style-name="P38">Not yet created</text:p>
          </table:table-cell>
          <table:table-cell table:style-name="Table4.B2" office:value-type="string">
            <text:p text:style-name="P40"/>
          </table:table-cell>
          <table:table-cell table:style-name="Table4.B2" office:value-type="string">
            <text:p text:style-name="P39"><text:s text:c="2"/><text:span text:style-name="T9">Monthly</text:span></text:p>
          </table:table-cell>
          <table:table-cell table:style-name="Table4.E2" office:value-type="string">
            <text:p text:style-name="P40"><text:s/>&lt;<text:span text:style-name="T9">500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19:07:29.241752221</meta:creation-date>
    <dc:date>2026-02-15T21:05:35.828952130</dc:date>
    <meta:editing-duration>PT46M46S</meta:editing-duration>
    <meta:editing-cycles>5</meta:editing-cycles>
    <meta:generator>LibreOffice/24.2.7.2$Linux_X86_64 LibreOffice_project/420$Build-2</meta:generator>
    <meta:document-statistic meta:table-count="4" meta:image-count="0" meta:object-count="0" meta:page-count="3" meta:paragraph-count="126" meta:word-count="257" meta:character-count="1837" meta:non-whitespace-character-count="1690"/>
  </office:meta>
</office:document-meta>
</file>